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635cm" fo:margin-right="0cm" fo:text-align="justify" style:justify-single-word="false" fo:text-indent="-0.635cm" style:auto-text-indent="false"/>
    </style:style>
    <style:style style:name="P2" style:family="paragraph" style:parent-style-name="Text_20_body">
      <style:paragraph-properties fo:margin-left="0.635cm" fo:margin-right="0cm" fo:text-align="justify" style:justify-single-word="false" fo:text-indent="-0.635cm" style:auto-text-indent="false"/>
      <style:text-properties fo:language="pt" fo:country="BR"/>
    </style:style>
    <style:style style:name="P3" style:family="paragraph" style:parent-style-name="Text_20_body">
      <style:paragraph-properties fo:margin-left="0.635cm" fo:margin-right="0cm" fo:text-align="justify" style:justify-single-word="false" fo:text-indent="-0.635cm" style:auto-text-indent="false"/>
    </style:style>
    <style:style style:name="T1" style:family="text">
      <style:text-properties fo:font-variant="normal" fo:text-transform="none" fo:language="pt" fo:country="BR"/>
    </style:style>
    <style:style style:name="T2" style:family="text">
      <style:text-properties fo:language="pt" fo:country="BR"/>
    </style:style>
    <style:style style:name="T3" style:family="text">
      <style:text-properties style:text-position="33% 80%"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a 2 - Exercícios de revisão para avaliação substitutiva</text:p>
      <text:p text:style-name="Standard"/>
      <text:p text:style-name="P1"><text:span text:style-name="T2">1) Escrever um programa, que leia valores inteiros até ser lido o valor -1. Quando isso acontecer o programa deverá escrever a soma e a média dos valores lidos.</text:span></text:p>
      <text:p text:style-name="P1"><text:span text:style-name="T2"/></text:p>
      <text:p text:style-name="P1"><text:span text:style-name="T2">2) Escrever um programa que receba vários números inteiros. O valor informado -1 indica o final da leitura. No final imprimir a quantidade de números múltiplos de 3.</text:span></text:p>
      <text:p text:style-name="P1"><text:span text:style-name="T2"/></text:p>
      <text:p text:style-name="P1"><text:span text:style-name="T2">3) </text:span><text:span text:style-name="T2">Escreva um programa que realize a multiplição de dois números informados pelo usuário através de somas sucessivas, ou seja, para fazer A X B basta somar o valor da variável A, B vezes.</text:span></text:p>
      <text:p text:style-name="P1"><text:span text:style-name="T2"/></text:p>
      <text:p text:style-name="P1"><text:span text:style-name="T2">4) </text:span><text:span text:style-name="T2">Elaborar um programa que determine a potência de um número. O usuário informa a base e o expoente e o programa informa o resultado da base elevada ao expoente. Não podem ser utilizadas funções prontas do C para fazer o cálculo da potência, deve ser construído o algoritmo para isso. Por exemplo, o usuário informa 2 para base e 5 para expoente e o programa informa que o resultado é 32. Ou seja, 2</text:span><text:span text:style-name="T3">5</text:span><text:span text:style-name="T2"> = 2 X 2 X 2 X 2 X 2 = 32.</text:span></text:p>
      <text:p text:style-name="P1"><text:span text:style-name="T2"/></text:p>
      <text:p text:style-name="P1"><text:span text:style-name="T2">5)</text:span><text:span text:style-name="T1"> </text:span><text:span text:style-name="T2">Construa um programa que, dado um conjunto de valores inteiros e positivos, determine qual o menor e o maior valor do conjunto. O final do conjunto de valores é conhecido através do valor –1, que não deve ser considerado.</text:span></text:p>
      <text:p text:style-name="P1"><text:span text:style-name="T1"/></text:p>
      <text:p text:style-name="P1"><text:span text:style-name="T1">6) </text:span><text:span text:style-name="T2">Número perfeito é aquele cuja soma de seus divisores, exceto ele próprio, é igual ao número. Por exemplo: 6 é perfeito porque 1 + 2 + 3 = 6. Desenvolva um programa que leia um número e verifique se o mesmo é perfeito. Prosseguir a leitura enquanto informado um valor maior que zero.</text:span></text:p>
      <text:p text:style-name="P2"/>
      <text:p text:style-name="P2">7) Ler um caractere que indica uma opção:</text:p>
      <text:p text:style-name="P2">F/f para fatorial</text:p>
      <text:p text:style-name="P2">P/p para primo.</text:p>
      <text:p text:style-name="P2">Se o usuário informar um caractere válido ler o número e calcular o fatorial ou verificar se o mesmo é primo dependendo da opção escolhida.</text:p>
      <text:p text:style-name="P2">Finalizar quando informado um caractere diferente de F/f/P/p</text:p>
      <text:p text:style-name="P2"/>
      <text:p text:style-name="P2">8) Mostrar os termos da série de Fibonacci até o termo n. Sendo n informado pelo usuário.</text:p>
      <text:p text:style-name="P2">Por exemplo, se informado 7 para n, <text:s/>apresentar:</text:p>
      <text:p text:style-name="P2">1<text:tab/>1<text:tab/>2<text:tab/>3<text:tab/>5<text:tab/>8<text:tab/>13</text:p>
      <text:p text:style-name="P2"/>
      <text:p text:style-name="P2">9) Ler caracteres. Se informado A ou a. Ler um número inteiro e se o mesmo possui até 3 dígitos invertê-lo (mostrar como um 'nico dígito e não como três dígitos separados. Se informado B ou b ler um número float e separar a parte inteira da decimal.</text:p>
      <text:p text:style-name="P2"><text:tab/>Permanecer em execução enquanto informado A/a/B/b como caract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</meta:initial-creator>
    <meta:creation-date>2011-10-03T09:14:35.21</meta:creation-date>
    <dc:date>2011-10-03T17:43:25.33</dc:date>
    <dc:creator>Beatriz </dc:creator>
    <meta:editing-duration>PT02H50M09S</meta:editing-duration>
    <meta:editing-cycles>9</meta:editing-cycles>
    <meta:generator>BrOffice.org/3.2$Win32 OpenOffice.org_project/320m18$Build-9502</meta:generator>
    <meta:document-statistic meta:table-count="0" meta:image-count="0" meta:object-count="0" meta:page-count="1" meta:paragraph-count="17" meta:word-count="417" meta:character-count="2245"/>
  </office:meta>
</office:document-meta>
</file>